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5eb4" officeooo:paragraph-rsid="00195eb4"/>
    </style:style>
    <style:style style:name="P2" style:family="paragraph" style:parent-style-name="Standard">
      <style:text-properties officeooo:rsid="001bb921" officeooo:paragraph-rsid="001bb921"/>
    </style:style>
    <style:style style:name="P3" style:family="paragraph" style:parent-style-name="Standard">
      <style:text-properties officeooo:rsid="001e6865" officeooo:paragraph-rsid="001e6865"/>
    </style:style>
    <style:style style:name="P4" style:family="paragraph" style:parent-style-name="Standard">
      <style:text-properties officeooo:rsid="001e6865" officeooo:paragraph-rsid="001bb921"/>
    </style:style>
    <style:style style:name="P5" style:family="paragraph" style:parent-style-name="Standard">
      <style:text-properties officeooo:rsid="001fe2f7" officeooo:paragraph-rsid="001fe2f7"/>
    </style:style>
    <style:style style:name="P6" style:family="paragraph" style:parent-style-name="Standard">
      <style:text-properties officeooo:rsid="0021457f" officeooo:paragraph-rsid="0021457f"/>
    </style:style>
    <style:style style:name="P7" style:family="paragraph" style:parent-style-name="Standard">
      <style:text-properties officeooo:rsid="0022d5e0" officeooo:paragraph-rsid="0022d5e0"/>
    </style:style>
    <style:style style:name="P8" style:family="paragraph" style:parent-style-name="Standard">
      <style:text-properties officeooo:rsid="001fe2f7" officeooo:paragraph-rsid="001fe2f7"/>
    </style:style>
    <style:style style:name="T1" style:family="text">
      <style:text-properties officeooo:rsid="001e6865"/>
    </style:style>
    <style:style style:name="T2" style:family="text">
      <style:text-properties officeooo:rsid="001fa1de"/>
    </style:style>
    <style:style style:name="T3" style:family="text">
      <style:text-properties officeooo:rsid="001fc96c"/>
    </style:style>
    <style:style style:name="T4" style:family="text">
      <style:text-properties officeooo:rsid="0022d5e0"/>
    </style:style>
    <style:style style:name="T5" style:family="text">
      <style:text-properties officeooo:rsid="0027b6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Download OSM map 32.9488, 32.7682 | -80.0656, -79.7403</text:p>
      <text:p text:style-name="P1"/>
      <text:p text:style-name="P1">2. netconvert –osm-files map.osm -o map.net.xml –output.street-names true –output.original-names true –keep-edges.by-type highway.motorway_link,highway.motorway</text:p>
      <text:p text:style-name="P1"/>
      <text:p text:style-name="P1">3. generate random trips and routes using built-in randomTrips.py</text:p>
      <text:p text:style-name="P1"/>
      <text:p text:style-name="P1">4. setup config file for sumo-gui specifying net-file and route-file</text:p>
      <text:p text:style-name="P1"/>
      <text:p text:style-name="P1">5. using net editor from sumo-gui, manually delete extra edges for highway roads not intended for use in simulation</text:p>
      <text:p text:style-name="P1"/>
      <text:p text:style-name="P1"/>
      <text:p text:style-name="P1"><text:span text:style-name="T1">6. setup dfrouter: </text:span>dfrouter -n mape.net.xml -d detOUT.xml --detectors-poi-output detPOI_OUT.xml -f myFlow.csv --routes-output myOUT-route.xml --emitters-output myEmitterOut.xml --routes-for-all --keep-unfinished-routes -e 7200 --seed 0 --save-configuration dfconfig.xml --revalidate-flows --randomize-flows -v</text:p>
      <text:p text:style-name="P1"/>
      <text:p text:style-name="P2"><text:span text:style-name="T2">7. </text:span>dfrouter – c dfconfig.xml</text:p>
      <text:p text:style-name="P2"/>
      <text:p text:style-name="P3"><text:span text:style-name="T2">8</text:span>. update sumo config file with routes and vehicle emitter (generator) from dfrouter</text:p>
      <text:p text:style-name="P2"/>
      <text:p text:style-name="P2"><text:span text:style-name="T2">9. </text:span>using net editor, <text:span text:style-name="T1">adjust</text:span> merging right-of-way at on “<text:span text:style-name="T1">problem </text:span>ramps” to prevent unnatural delays</text:p>
      <text:p text:style-name="P4"/>
      <text:p text:style-name="P3"/>
      <text:p text:style-name="P3">1<text:span text:style-name="T3">0</text:span>. refine detectors to have one per lane where applicable – based on distribution from SCDOT road manual <text:span text:style-name="T3">80% right lane for 2 lanes, 65% for 3, 60% for 4. Remainder uniformly spread of other lanes.</text:span></text:p>
      <text:p text:style-name="P3"/>
      <text:p text:style-name="P5">11. TODO create sources and sinks on each ramp / endpoint</text:p>
      <text:p text:style-name="P5">→<text:span text:style-name="T5"> current detectors need to be declared as induction loops</text:span></text:p>
      <text:p text:style-name="P5"/>
      <text:p text:style-name="P5">12. TODO convert polling station detectors to induction loops</text:p>
      <text:p text:style-name="P5"/>
      <text:p text:style-name="P6">13. TODO tweak flows to match polling data</text:p>
      <text:p text:style-name="P6"/>
      <text:p text:style-name="P6">14. TODO collect baseline metrics for evaluation/comparision</text:p>
      <text:p text:style-name="P6"/>
      <text:p text:style-name="P6">15. TODO define platoon enabled vehicles <text:span text:style-name="T4">{strategy | risk tolerance}</text:span></text:p>
      <text:p text:style-name="P6"/>
      <text:p text:style-name="P6">16. TODO incorporate simpla to get vehicles seeing each other</text:p>
      <text:p text:style-name="P6"/>
      <text:p text:style-name="P6">17. TODO <text:span text:style-name="T4">integrate </text:span>stub trust method (observe [60 seconds] and return true)</text:p>
      <text:p text:style-name="P6"/>
      <text:p text:style-name="P6">18. TODO <text:span text:style-name="T4">integrate ad hoc platoon game</text:span></text:p>
      <text:p text:style-name="P6"/>
      <text:p text:style-name="P7">19. TODO train models for risk evalu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2T06:19:19.410954742</meta:creation-date>
    <dc:date>2019-11-25T04:24:47.091031252</dc:date>
    <meta:editing-duration>PT13H31M31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1" meta:paragraph-count="20" meta:word-count="253" meta:character-count="1743" meta:non-whitespace-character-count="1517"/>
  </office:meta>
</office:document-meta>
</file>